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82ade" officeooo:paragraph-rsid="00082ad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2ade" officeooo:paragraph-rsid="00082ad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2ade" officeooo:paragraph-rsid="00082ade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82ade" officeooo:paragraph-rsid="00082ad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82ad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2a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: Rock, Paper, Scissors</text:p>
      <text:p text:style-name="P3"/>
      <text:p text:style-name="P4">Pseudocode to plan project:</text:p>
      <text:list xml:id="list206899773" text:style-name="L1">
        <text:list-item>
          <text:p text:style-name="P5"><text:span text:style-name="T2">Create a function that randomly selects the computors choice.</text:span></text:p>
        </text:list-item>
        <text:list-item>
          <text:p text:style-name="P1"><text:span text:style-name="T1">It should generate a random number between 1 &amp; 3 with each output assigned to rock, paper or scissors.</text:span></text:p>
        </text:list-item>
        <text:list-item>
          <text:p text:style-name="P1"><text:span text:style-name="T1">Create a function that allows the user to input rock, paper or scissors which is then compared to the computors random outcome with a winner being declared. </text:span></text:p>
        </text:list-item>
        <text:list-item>
          <text:p text:style-name="P1"><text:span text:style-name="T1">Ensure user input is case insensitive. </text:span></text:p>
        </text:list-item>
        <text:list-item>
          <text:p text:style-name="P1"><text:span text:style-name="T1">Ensure results are returned.</text:span></text:p>
        </text:list-item>
        <text:list-item>
          <text:p text:style-name="P1"><text:span text:style-name="T1">Create a function called game that allows multiple rounds to be played. This should keep score and report the winn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22:31:29.267252974</meta:creation-date>
    <dc:date>2022-04-18T22:41:33.444302824</dc:date>
    <meta:editing-duration>PT10M4S</meta:editing-duration>
    <meta:editing-cycles>1</meta:editing-cycles>
    <meta:document-statistic meta:table-count="0" meta:image-count="0" meta:object-count="0" meta:page-count="1" meta:paragraph-count="8" meta:word-count="99" meta:character-count="576" meta:non-whitespace-character-count="489"/>
    <meta:generator>LibreOffice/6.4.7.2$Linux_X86_64 LibreOffice_project/40$Build-2</meta:generator>
  </office:meta>
</office:document-meta>
</file>